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variant="normal" fo:text-transform="none" fo:color="#212529" officeooo:rsid="0015e227" officeooo:paragraph-rsid="0015e227" style:font-name-asian="Microsoft JhengHei fixed" style:font-size-asian="31.5pt" style:font-style-asian="normal" style:font-weight-asian="bold"/>
    </style:style>
    <style:style style:name="P2" style:family="paragraph" style:parent-style-name="Text_20_body">
      <style:paragraph-properties fo:text-align="center" style:justify-single-word="false"/>
      <style:text-properties officeooo:rsid="0015e227" officeooo:paragraph-rsid="0015e227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15e227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15e227" officeooo:paragraph-rsid="001e03ad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officeooo:rsid="0025788e" officeooo:paragraph-rsid="0025788e"/>
    </style:style>
    <style:style style:name="P6" style:family="paragraph" style:parent-style-name="Heading_20_1">
      <style:paragraph-properties fo:text-align="start" style:justify-single-word="false"/>
      <style:text-properties fo:font-variant="normal" fo:text-transform="none" fo:color="#212529" officeooo:rsid="001c3b9d" officeooo:paragraph-rsid="001c3b9d" style:font-name-asian="Microsoft JhengHei fixed" style:font-size-asian="31.5pt" style:font-style-asian="normal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人生画卷</text:h>
      <text:p text:style-name="P1"/>
      <text:p text:style-name="P2"/>
      <text:p text:style-name="P3">世界政治很嘈雜</text:p>
      <text:p text:style-name="P3">人性亂七八</text:p>
      <text:p text:style-name="P3">謊言與正義</text:p>
      <text:p text:style-name="P3">孰是又孰非</text:p>
      <text:p text:style-name="P3">讓人身心疲憊而生厭</text:p>
      <text:p text:style-name="P3"/>
      <text:p text:style-name="P3">别人的興奮點</text:p>
      <text:p text:style-name="P3">我無法理解</text:p>
      <text:p text:style-name="P3">唯願</text:p>
      <text:p text:style-name="P5">此生</text:p>
      <text:p text:style-name="P3">在簡單的世界裏</text:p>
      <text:p text:style-name="P3"/>
      <text:p text:style-name="P3">於文字中畫畫</text:p>
      <text:p text:style-name="P3">於畫筆中塗鴉</text:p>
      <text:p text:style-name="P3">於音樂中虛度時光</text:p>
      <text:p text:style-name="P3">於代碼中追尋夢想</text:p>
      <text:p text:style-name="P3"/>
      <text:p text:style-name="P4">若上蒼憐愛 </text:p>
      <text:p text:style-name="P4">且盼</text:p>
      <text:p text:style-name="P3">遇三兩知己</text:p>
      <text:p text:style-name="P3">尋一知心愛人</text:p>
      <text:p text:style-name="P3">在歲月的南方</text:p>
      <text:p text:style-name="P3">看梅來雪飄</text:p>
      <text:p text:style-name="P3">不负韶华</text:p>
      <text:p text:style-name="P3">不负余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4819*" fo:start-indent="0in" fo:end-indent="0.1in"/>
          <style:column style:rel-width="4819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2-03T16:51:01.629733825</dc:date>
    <meta:editing-duration>PT1H5M20S</meta:editing-duration>
    <meta:editing-cycles>30</meta:editing-cycles>
    <meta:document-statistic meta:table-count="0" meta:image-count="0" meta:object-count="0" meta:page-count="1" meta:paragraph-count="23" meta:word-count="122" meta:character-count="123" meta:non-whitespace-character-count="122"/>
  </office:meta>
</office:document-meta>
</file>